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properties style:use-window-font-color="true" style:font-name="Times New Roman" fo:font-size="12pt" fo:font-weight="bold" fo:background-color="transparent" style:font-name-asian="Calibri1" style:font-size-asian="12pt" style:font-name-complex="Calibri1" style:font-size-complex="12pt"/>
    </style:style>
    <style:style style:name="P2" style:family="paragraph" style:parent-style-name="Standard">
      <style:paragraph-properties fo:margin-top="0in" fo:margin-bottom="0.139in" fo:line-height="115%" fo:text-align="start" style:justify-single-word="false"/>
      <style:text-properties style:use-window-font-color="true" style:font-name="Times New Roman" fo:font-size="12pt" fo:font-weight="normal" fo:background-color="transparent" style:font-name-asian="Calibri1" style:font-size-asian="12pt" style:font-name-complex="Calibri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of the Problem</text:p>
      <text:p text:style-name="P2"><text:tab/>Name: <text:tab/><text:tab/>Boids Algorithm</text:p>
      <text:p text:style-name="P2"><text:tab/>Problem Statement -<text:tab/>Implement artificial intelligence for a flocking behavior.</text:p>
      <text:p text:style-name="P2"><text:tab/>Specification -<text:tab/>The Boids algorithm calls for three basic rules: Cohesion, <text:tab/><text:tab/><text:tab/><text:tab/>Separation, Alignment. These rules are applied to each boid to <text:tab/><text:tab/><text:tab/>calculate a velocity vector for the boid. Cohesion acts as a force to <text:tab/><text:tab/><text:tab/>bring boids together. Separation is a force to influence boids to <text:tab/><text:tab/><text:tab/>move away from eachother. Alignment brings the boids to an <text:tab/><text:tab/><text:tab/>average velocity.</text:p>
      <text:p text:style-name="P2"><text:tab/>Input -<text:tab/><text:tab/>Upon running the executable file (.exe), the user can adjust the <text:tab/><text:tab/><text:tab/>influence that Cohesion, Separation, Alignment, <text:s/>etc., has on the <text:tab/><text:tab/><text:tab/>flock. Moving the sliders left or right control how these rules affect <text:tab/><text:tab/><text:tab/>the flock. The user can also adjust how many boids are being <text:tab/><text:tab/><text:tab/>simulated. To move the predator, use 'A' or 'D' on the keyboard.</text:p>
      <text:p text:style-name="P2"><text:tab/>Output -<text:tab/><text:tab/>The flock's behavior will directly reflect the user's settings for the <text:tab/><text:tab/><text:tab/>control sliders.</text:p>
      <text:p text:style-name="P1">System Architecture</text:p>
      <text:p text:style-name="P2"><text:tab/>The Boids algorithm takes place in a loop, which in Unity is the update function of a boids class. Within the loop, a velocity vector is calculated to move the boid in a certain direction or manner. This velocity vector is calculated by applying all the rules, simulating different behaviors. Each rule is a function and returns a vector. The vectors are added up and applied to the boid's position to move it.</text:p>
      <text:p text:style-name="P1">Agent Decision Making</text:p>
      <text:p text:style-name="P2"><text:tab/>The flocking behavior displays basic decision making through the use if boolean-type branching, such as if statements. With different rules to drive the boids' behavior, they will <text:s/>make choices like moving away from other boids when they're too close to eachother, cling to other boids, or stick around a certain area. If they get close to the ground they will sit and rest. If a predator is near, the boids will evade the predator.</text:p>
      <text:p text:style-name="P1">Description of Locomotion Techniques</text:p>
      <text:p text:style-name="P2"><text:tab/>The Boids algorithm moves the boids through the use of vector calculations such as addition, subtraction, multiplication, and division. These operations are used to change velocities and directions of the boids. Normalizing the velocity vectors insures the boids don't fluctuate their sp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8-19T11:30:07.86</dc:date>
    <meta:editing-duration>PT13M55S</meta:editing-duration>
    <meta:editing-cycles>3</meta:editing-cycles>
    <meta:generator>OpenOffice/4.1.0$Win32 OpenOffice.org_project/410m18$Build-9764</meta:generator>
    <meta:document-statistic meta:table-count="0" meta:image-count="0" meta:object-count="0" meta:page-count="1" meta:paragraph-count="12" meta:word-count="345" meta:character-count="2159"/>
  </office:meta>
</office:document-meta>
</file>